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Vergleich mit thread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setze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Jahr</text:p>
          </table:table-cell>
          <table:table-cell office:value-type="float" office:value="1975">
            <text:p>1975</text:p>
          </table:table-cell>
          <table:table-cell table:number-columns-repeated="3"/>
          <table:table-cell>
            <draw:frame table:end-cell-address="Tabelle1.K25" table:end-x="2.07cm" table:end-y="0.398cm" draw:z-index="0" draw:style-name="gr1" svg:width="11.896cm" svg:height="9.42cm" svg:x="1.464cm" svg:y="0.425cm">
              <draw:object draw:notify-on-update-of-ranges="Tabelle1.A7:Tabelle1.A7 Tabelle1.A8:Tabelle1.A18 Tabelle1.B7:Tabelle1.B7 Tabelle1.B8:Tabelle1.B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Bittorerent imhintergrund</text:p>
          </table:table-cell>
          <table:table-cell office:value-type="string">
            <text:p>j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Gesamtdauer in se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.842235">
            <text:p>184,8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9209">
            <text:p>117,9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.543061">
            <text:p>95,5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.575003">
            <text:p>56,5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.150507">
            <text:p>52,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10378">
            <text:p>43,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251956">
            <text:p>37,2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575948">
            <text:p>25,5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.063176">
            <text:p>27,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.907815">
            <text:p>28,9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.759094">
            <text:p>39,76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9:33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18:50:15</meta:creation-date>
    <dc:date>2009-08-23T19:33:09</dc:date>
    <meta:editing-duration>PT00H42M57S</meta:editing-duration>
    <meta:editing-cycles>7</meta:editing-cycles>
    <meta:generator>OpenOffice.org/3.0$Unix OpenOffice.org_project/300m15$Build-9379</meta:generator>
    <meta:document-statistic meta:table-count="3" meta:cell-count="3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97cm" svg:height="9.421cm" chart:class="chart:line" chart:style-name="ch1">
        <chart:title svg:x="3.54cm" svg:y="0.189cm" chart:style-name="ch2">
          <text:p>Darstellung der effizienz</text:p>
        </chart:title>
        <chart:plot-area chart:style-name="ch3" table:cell-range-address="Tabelle1.A7:Tabelle1.B18" chart:data-source-has-labels="both" svg:x="0.273cm" svg:y="0.88cm" svg:width="11.387cm" svg:height="8.366cm">
          <chart:axis chart:dimension="x" chart:name="primary-x" chart:style-name="ch4">
            <chart:title svg:x="5.18cm" svg:y="8.862cm" chart:style-name="ch5">
              <text:p>anzahl threads</text:p>
            </chart:title>
            <chart:categories table:cell-range-address="Tabelle1.A8:Tabelle1.A18"/>
          </chart:axis>
          <chart:axis chart:dimension="y" chart:name="primary-y" chart:style-name="ch4">
            <chart:title svg:x="0.238cm" svg:y="5.743cm" chart:style-name="ch6">
              <text:p>gesamtdauer</text:p>
            </chart:title>
            <chart:grid chart:style-name="ch7" chart:class="major"/>
          </chart:axis>
          <chart:series chart:style-name="ch8" chart:values-cell-range-address="Tabelle1.B8:Tabelle1.B18" chart:label-cell-address="Tabelle1.B7:Tabelle1.B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7:Tabelle1.B7">Gesamtdauer in sek</text:p>
              </table:table-cell>
            </table:table-row>
          </table:table-header-rows>
          <table:table-rows>
            <table:table-row>
              <table:table-cell office:value-type="string">
                <text:p text:id="Tabelle1.A8:Tabelle1.A18">1</text:p>
              </table:table-cell>
              <table:table-cell office:value-type="float" office:value="184.842235">
                <text:p text:id="Tabelle1.B8:Tabelle1.B18">184.8422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9209">
                <text:p>117.9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543061">
                <text:p>95.543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575003">
                <text:p>56.575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150507">
                <text:p>52.150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10378">
                <text:p>43.10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251956">
                <text:p>37.251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575948">
                <text:p>25.575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63176">
                <text:p>27.063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907815">
                <text:p>28.907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759094">
                <text:p>39.759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